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Training rate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Training 1</text:p>
          </table:table-cell>
          <table:table-cell office:value-type="string" calcext:value-type="string">
            <text:p>Training 2</text:p>
          </table:table-cell>
          <table:table-cell office:value-type="string" calcext:value-type="string">
            <text:p>Training label</text:p>
          </table:table-cell>
          <table:table-cell office:value-type="string" calcext:value-type="string">
            <text:p>Weights 1</text:p>
          </table:table-cell>
          <table:table-cell office:value-type="string" calcext:value-type="string">
            <text:p>Weights 2</text:p>
          </table:table-cell>
          <table:table-cell office:value-type="string" calcext:value-type="string">
            <text:p>Weight 1 update</text:p>
          </table:table-cell>
          <table:table-cell office:value-type="string" calcext:value-type="string">
            <text:p>Weight 2 update</text:p>
          </table:table-cell>
          <table:table-cell office:value-type="string" calcext:value-type="string">
            <text:p>Predicted valu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.96897982" calcext:value-type="float">
            <text:p>0.96897982</text:p>
          </table:table-cell>
          <table:table-cell office:value-type="float" office:value="0.97171753" calcext:value-type="float">
            <text:p>0.97171753</text:p>
          </table:table-cell>
          <table:table-cell table:formula="of:=[.E4]+[.$D$1]*([.$D4]-[.$I4])*[.B4]" office:value-type="float" office:value="0.96897982" calcext:value-type="float">
            <text:p>0.96897982</text:p>
          </table:table-cell>
          <table:table-cell table:formula="of:=[.F4]+[.$D$1]*([.$D4]-[.$I4])*[.C4]" office:value-type="float" office:value="0.97171753" calcext:value-type="float">
            <text:p>0.97171753</text:p>
          </table:table-cell>
          <table:table-cell table:formula="of:=IF(([.B4]*[.E4]+[.C4]*[.F4])&gt;0;1;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6897982" calcext:value-type="float">
            <text:p>0.96897982</text:p>
          </table:table-cell>
          <table:table-cell office:value-type="float" office:value="0.97171753" calcext:value-type="float">
            <text:p>0.97171753</text:p>
          </table:table-cell>
          <table:table-cell table:formula="of:=[.E5]+[.$D$1]*([.$D5]-[.$I5])*[.B5]" office:value-type="float" office:value="0.96897982" calcext:value-type="float">
            <text:p>0.96897982</text:p>
          </table:table-cell>
          <table:table-cell table:formula="of:=[.F5]+[.$D$1]*([.$D5]-[.$I5])*[.C5]" office:value-type="float" office:value="0.97171753" calcext:value-type="float">
            <text:p>0.97171753</text:p>
          </table:table-cell>
          <table:table-cell table:formula="of:=IF(([.B5]*[.E5]+[.C5]*[.F5])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897982" calcext:value-type="float">
            <text:p>0.96897982</text:p>
          </table:table-cell>
          <table:table-cell office:value-type="float" office:value="0.97171753" calcext:value-type="float">
            <text:p>0.97171753</text:p>
          </table:table-cell>
          <table:table-cell table:formula="of:=[.E6]+[.$D$1]*([.$D6]-[.$I6])*[.B6]" office:value-type="float" office:value="0.96897982" calcext:value-type="float">
            <text:p>0.96897982</text:p>
          </table:table-cell>
          <table:table-cell table:formula="of:=[.F6]+[.$D$1]*([.$D6]-[.$I6])*[.C6]" office:value-type="float" office:value="0.97171753" calcext:value-type="float">
            <text:p>0.97171753</text:p>
          </table:table-cell>
          <table:table-cell table:formula="of:=IF(([.B6]*[.E6]+[.C6]*[.F6])&gt;0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6897982" calcext:value-type="float">
            <text:p>0.96897982</text:p>
          </table:table-cell>
          <table:table-cell office:value-type="float" office:value="0.97171753" calcext:value-type="float">
            <text:p>0.97171753</text:p>
          </table:table-cell>
          <table:table-cell table:formula="of:=[.E7]+[.$D$1]*([.$D7]-[.$I7])*[.B7]" office:value-type="float" office:value="0.96897982" calcext:value-type="float">
            <text:p>0.96897982</text:p>
          </table:table-cell>
          <table:table-cell table:formula="of:=[.F7]+[.$D$1]*([.$D7]-[.$I7])*[.C7]" office:value-type="float" office:value="0.97171753" calcext:value-type="float">
            <text:p>0.97171753</text:p>
          </table:table-cell>
          <table:table-cell table:formula="of:=IF(([.B7]*[.E7]+[.C7]*[.F7])&gt;0;1;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3:33:01.437726386</meta:creation-date>
    <dc:date>2016-04-17T13:48:31.741412451</dc:date>
    <meta:editing-duration>P0D</meta:editing-duration>
    <meta:editing-cycles>1</meta:editing-cycles>
    <meta:document-statistic meta:table-count="1" meta:cell-count="47" meta:object-count="0"/>
    <meta:generator>LibreOffice/4.2.8.2$Linux_X86_64 LibreOffice_project/420m0$Build-2</meta:generator>
  </office:meta>
</office:document-meta>
</file>